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000000030089790170.png"/>
  <manifest:file-entry manifest:media-type="image/png" manifest:full-path="Pictures/10000000000000200000002000309F1C.png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rs-novelty-subtitle">
      <style:graphic-properties draw:fill-color="#ffffff" draw:auto-grow-height="true" fo:min-height="4.445cm"/>
    </style:style>
    <style:style style:name="pr2" style:family="presentation" style:parent-style-name="prs-novelty-notes">
      <style:graphic-properties draw:fill-color="#ffffff" draw:auto-grow-height="true" fo:min-height="10.733cm"/>
    </style:style>
    <style:style style:name="pr3" style:family="presentation" style:parent-style-name="prs-novelty-title">
      <style:graphic-properties draw:fill-color="#ffffff" draw:auto-grow-height="true" fo:min-height="3.506cm"/>
    </style:style>
    <style:style style:name="pr4" style:family="presentation" style:parent-style-name="prs-novelty-subtitle">
      <style:graphic-properties draw:fill-color="#ffffff" draw:auto-grow-height="true" fo:min-height="13.23cm"/>
    </style:style>
    <style:style style:name="pr5" style:family="presentation" style:parent-style-name="prs-novelty-subtitle">
      <style:graphic-properties draw:fill-color="#ffffff" fo:min-height="5.121cm"/>
    </style:style>
    <style:style style:name="pr6" style:family="presentation" style:parent-style-name="prs-novelty-title">
      <style:graphic-properties fo:min-height="3.506cm"/>
    </style:style>
    <style:style style:name="pr7" style:family="presentation" style:parent-style-name="prs-novelty-outline1">
      <style:graphic-properties fo:min-height="12.18cm"/>
    </style:style>
    <style:style style:name="pr8" style:family="presentation" style:parent-style-name="prs-novelty-notes">
      <style:graphic-properties draw:fill-color="#ffffff" fo:min-height="10.73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8pt" style:font-size-asian="88pt" style:font-size-complex="88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000000" fo:font-size="54pt" style:font-size-asian="54pt" style:font-size-complex="54pt"/>
    </style:style>
    <style:style style:name="P7" style:family="paragraph">
      <style:paragraph-properties fo:margin-left="0cm" fo:margin-right="0cm" fo:text-indent="0cm"/>
      <style:text-properties fo:color="#000000" fo:font-size="88pt" style:font-size-asian="88pt" style:font-size-complex="88pt"/>
    </style:style>
    <style:style style:name="P8" style:family="paragraph">
      <style:paragraph-properties fo:margin-left="0cm" fo:margin-right="0cm" fo:text-align="justify" fo:text-indent="0cm"/>
      <style:text-properties fo:color="#000000" fo:font-size="48pt" style:font-size-asian="48pt" style:font-size-complex="48pt"/>
    </style:style>
    <style:style style:name="P9" style:family="paragraph">
      <style:text-properties fo:font-size="50pt" style:font-size-asian="50pt" style:font-size-complex="50pt"/>
    </style:style>
    <style:style style:name="P10" style:family="paragraph">
      <style:paragraph-properties fo:margin-left="0cm" fo:margin-right="0cm" fo:text-indent="0.776cm" style:text-autospace="none"/>
      <style:text-properties fo:color="#535353" fo:font-family="ArialMT" style:font-family-generic="swiss" fo:font-size="20pt" fo:font-weight="bold" style:font-family-asian="ArialMT" style:font-family-generic-asian="swiss" style:font-size-asian="20pt" style:font-weight-asian="bold" style:font-family-complex="ArialMT" style:font-family-generic-complex="swiss" style:font-size-complex="20pt" style:font-weight-complex="bold"/>
    </style:style>
    <style:style style:name="T1" style:family="text">
      <style:text-properties fo:font-family="'DejaVu Serif'" style:font-family-generic="roman" style:font-pitch="variable" fo:font-size="24pt" fo:text-shadow="1pt 1pt" fo:font-weight="normal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00" fo:font-size="54pt" style:font-size-asian="54pt" style:font-size-complex="54pt"/>
    </style:style>
    <style:style style:name="T5" style:family="text">
      <style:text-properties fo:color="#000000" fo:font-size="88pt" style:font-size-asian="88pt" style:font-size-complex="88pt"/>
    </style:style>
    <style:style style:name="T6" style:family="text">
      <style:text-properties fo:color="#000000" fo:font-size="48pt" style:font-size-asian="48pt" style:font-size-complex="48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color="#535353" style:text-outline="false" style:text-line-through-style="none" fo:font-family="ArialMT" style:font-family-generic="swiss" fo:font-style="normal" fo:text-shadow="none" style:text-underline-style="none" fo:font-weight="bold" style:font-family-asian="ArialMT" style:font-family-generic-asian="swiss" style:font-weight-asian="bold" style:font-family-complex="ArialMT" style:font-family-generic-complex="swiss" style:font-weight-complex="bold"/>
    </style:style>
    <style:style style:name="T9" style:family="text">
      <style:text-properties fo:color="#535353" style:text-outline="false" style:text-line-through-style="none" fo:font-family="ArialMT" style:font-family-generic="swiss" fo:font-size="20pt" fo:font-style="normal" fo:text-shadow="none" style:text-underline-style="none" fo:font-weight="bold" style:font-family-asian="ArialMT" style:font-family-generic-asian="swiss" style:font-size-asian="20pt" style:font-weight-asian="bold" style:font-family-complex="ArialMT" style:font-family-generic-complex="swiss" style:font-size-complex="20pt" style:font-weight-complex="bold"/>
    </style:style>
    <style:style style:name="T10" style:family="text">
      <style:text-properties fo:color="#535353" style:text-outline="false" style:text-line-through-style="none" fo:font-family="ArialMT" style:font-family-generic="swiss" fo:font-size="35pt" fo:font-style="normal" fo:text-shadow="none" style:text-underline-style="none" fo:font-weight="bold" style:font-family-asian="ArialMT" style:font-family-generic-asian="swiss" style:font-size-asian="35pt" style:font-weight-asian="bold" style:font-family-complex="ArialMT" style:font-family-generic-complex="swiss" style:font-size-complex="35pt" style:font-weight-complex="bold"/>
    </style:style>
    <style:style style:name="T11" style:family="text">
      <style:text-properties fo:font-size="35pt" style:font-size-asian="35pt" style:font-size-complex="35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office:forms form:automatic-focus="false" form:apply-design-mode="false"/>
        <draw:frame presentation:style-name="pr1" draw:text-style-name="P1" draw:layer="layout" svg:width="25.199cm" svg:height="4.445cm" svg:x="1.471cm" svg:y="6.985cm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3" draw:layer="layout" svg:width="19.298cm" svg:height="3.866cm" svg:x="4.324cm" svg:y="4.516cm">
          <draw:text-box>
            <text:p text:style-name="P2"><text:span text:style-name="T2">自分追跡アプリ</text:span></text:p>
          </draw:text-box>
        </draw:frame>
        <draw:frame draw:style-name="gr1" draw:text-style-name="P4" draw:layer="layout" svg:width="15.106cm" svg:height="2.22cm" svg:x="6.858cm" svg:y="11.938cm">
          <draw:text-box>
            <text:p><text:span text:style-name="T3">125705G </text:span><text:span text:style-name="T3">松本博希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1" presentation:class="page"/>
          <draw:frame presentation:style-name="pr2" draw:text-style-name="P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1T0">
        <office:forms form:automatic-focus="false" form:apply-design-mode="false"/>
        <draw:frame presentation:style-name="pr3" draw:text-style-name="P6" draw:layer="layout" svg:width="23.911cm" svg:height="3.506cm" svg:x="2.058cm" svg:y="1.943cm" presentation:class="title">
          <draw:text-box>
            <text:p text:style-name="P1"><text:span text:style-name="T4">What is it?</text:span></text:p>
          </draw:text-box>
        </draw:frame>
        <draw:frame presentation:style-name="pr4" draw:text-style-name="P1" draw:layer="layout" svg:width="23.384cm" svg:height="13.23cm" svg:x="2.285cm" svg:y="5.938cm" presentation:class="subtitle">
          <draw:text-box>
            <text:p text:style-name="P1">製品、サービスの概要</text:p>
          </draw:text-box>
        </draw:frame>
        <presentation:notes draw:style-name="dp2">
          <draw:page-thumbnail draw:style-name="gr2" draw:layer="layout" svg:width="14.09cm" svg:height="9.67cm" svg:x="3.749cm" svg:y="2.683cm" draw:page-number="2" presentation:class="page"/>
          <draw:frame presentation:style-name="pr2" draw:text-style-name="P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1T0">
        <office:forms form:automatic-focus="false" form:apply-design-mode="false"/>
        <draw:frame presentation:style-name="pr3" draw:text-style-name="P7" draw:layer="layout" svg:width="23.911cm" svg:height="3.506cm" svg:x="1.778cm" svg:y="5.588cm" presentation:class="title" presentation:user-transformed="true">
          <draw:text-box>
            <text:p text:style-name="P1"><text:span text:style-name="T5">超人グラス</text:span></text:p>
          </draw:text-box>
        </draw:frame>
        <draw:frame presentation:style-name="pr5" draw:text-style-name="P8" draw:layer="layout" svg:width="21.46cm" svg:height="5.121cm" svg:x="3.048cm" svg:y="10.668cm" presentation:class="subtitle" presentation:user-transformed="true">
          <draw:text-box>
            <text:p><text:span text:style-name="T6">125719G </text:span><text:span text:style-name="T6">長倉貴洋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3" presentation:class="page"/>
          <draw:frame presentation:style-name="pr2" draw:text-style-name="P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office:forms form:automatic-focus="false" form:apply-design-mode="false"/>
        <draw:frame presentation:style-name="pr6" draw:text-style-name="P9" draw:layer="layout" svg:width="23.911cm" svg:height="3.506cm" svg:x="2.058cm" svg:y="1.943cm" presentation:class="title">
          <draw:text-box>
            <text:p text:style-name="P9"><text:span text:style-name="T7">超人グラスとは</text:span></text:p>
          </draw:text-box>
        </draw:frame>
        <draw:frame presentation:style-name="pr7" draw:layer="layout" svg:width="23.384cm" svg:height="14.333cm" svg:x="2.285cm" svg:y="5.938cm" presentation:class="outline" presentation:user-transformed="true">
          <draw:text-box>
            <text:list text:style-name="L4">
              <text:list-item>
                <text:p>掛けると超人になる......わけではなく、自分と周りの皆が超人になったような体験が出来るグラス</text:p>
                <text:p/>
              </text:list-item>
              <text:list-item>
                <text:p>特定のモーションに反応してエネルギー弾を撃ったり、自身をパワーアップ！</text:p>
                <text:p/>
              </text:list-item>
              <text:list-item>
                <text:p>周りの人とドラゴンボ○ルのような戦闘が行なえる！</text:p>
                <text:p/>
                <text:p><text:span text:style-name="T8"/></text:p>
              </text:list-item>
            </text:list>
            <text:p text:style-name="P10"><text:span text:style-name="T9">　　　　　　　　　　</text:span><text:span text:style-name="T10">＿人人人人人人人＿ </text:span></text:p>
            <text:p text:style-name="P10"><text:span text:style-name="T10">　　　　 　＞　　 楽しい <text:s text:c="5"/>＜  </text:span></text:p>
            <text:p text:style-name="P10"><text:span text:style-name="T10">　　　　　 ￣</text:span><text:span text:style-name="T10">^Y^Y^Y^Y^Y</text:span><text:span text:style-name="T10">￣</text:span></text:p>
            <text:list text:continue-numbering="true" text:style-name="L4">
              <text:list-header>
                <text:p><text:span text:style-name="T11"/></text:p>
                <text:p><text:span text:style-name="T1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cm" svg:height="9.67cm" svg:x="3.749cm" svg:y="2.683cm" draw:page-number="4" presentation:class="page"/>
          <draw:frame presentation:style-name="pr8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prs-novelty" presentation:presentation-page-layout-name="AL2T1">
        <office:forms form:automatic-focus="false" form:apply-design-mode="false"/>
        <draw:frame presentation:style-name="pr6" draw:text-style-name="P9" draw:layer="layout" svg:width="23.911cm" svg:height="3.506cm" svg:x="2.058cm" svg:y="1.943cm" presentation:class="title">
          <draw:text-box>
            <text:p text:style-name="P9"><text:span text:style-name="T7">作成したい理由</text:span></text:p>
          </draw:text-box>
        </draw:frame>
        <draw:frame presentation:style-name="pr7" draw:layer="layout" svg:width="23.384cm" svg:height="12.18cm" svg:x="2.285cm" svg:y="5.938cm" presentation:class="outline">
          <draw:text-box>
            <text:list text:style-name="L4">
              <text:list-header>
                <text:p/>
                <text:p/>
                <text:p/>
                <text:p/>
              </text:list-header>
              <text:list-item>
                <text:p>新しい技術に触れてみたい</text:p>
                <text:p/>
              </text:list-item>
              <text:list-item>
                <text:p>技術的に伸びしろのあるものを学びたい</text:p>
                <text:p/>
              </text:list-item>
              <text:list-item>
                <text:p>現実と非現実が共存するようなものをつくりたい</text:p>
                <text:p/>
                <text:p>=&gt; バーチャルリアリティ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09cm" svg:height="9.67cm" svg:x="3.749cm" svg:y="2.683cm" draw:page-number="5" presentation:class="page"/>
          <draw:frame presentation:style-name="pr8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prs-novelty" presentation:presentation-page-layout-name="AL2T1">
        <office:forms form:automatic-focus="false" form:apply-design-mode="false"/>
        <draw:frame presentation:style-name="pr3" draw:text-style-name="P7" draw:layer="layout" svg:width="23.911cm" svg:height="6.209cm" svg:x="1.778cm" svg:y="4.572cm" presentation:class="title" presentation:user-transformed="true">
          <draw:text-box>
            <text:p text:style-name="P1"><text:span text:style-name="T5">トラッキングツール</text:span></text:p>
          </draw:text-box>
        </draw:frame>
        <draw:frame draw:style-name="gr1" draw:text-style-name="P4" draw:layer="layout" svg:width="15.23cm" svg:height="2.22cm" svg:x="6.868cm" svg:y="13.462cm">
          <draw:text-box>
            <text:p><text:span text:style-name="T3">125764B </text:span><text:span text:style-name="T3">与那嶺俊</text:span></text:p>
          </draw:text-box>
        </draw:frame>
        <presentation:notes draw:style-name="dp2">
          <draw:page-thumbnail draw:style-name="gr2" draw:layer="layout" svg:width="14.09cm" svg:height="9.67cm" svg:x="3.749cm" svg:y="2.683cm" draw:page-number="6" presentation:class="page"/>
          <draw:frame presentation:style-name="pr2" draw:text-style-name="P5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Gray_20_Curves" draw:display-name="Gray Curves" xlink:href="Pictures/1000000000000400000003008979017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erif'" style:font-style-name="Book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6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troducing_5f_New_5f_Product-background" style:display-name="Introducing_New_Product-background" style:family="presentation">
      <style:graphic-properties draw:stroke="none" draw:fill="bitmap" draw:fill-image-name="Gray_20_Curves" draw:fill-image-width="0cm" draw:fill-image-height="0cm" style:repeat="stretch"/>
    </style:style>
    <style:style style:name="Introducing_5f_New_5f_Product-backgroundobjects" style:display-name="Introducing_New_Product-backgroundobjects" style:family="presentation">
      <style:graphic-properties draw:fill-color="#c0c0c0" draw:fill-image-width="0cm" draw:fill-image-height="0cm" draw:shadow="hidden" draw:shadow-offset-x="0.3cm" draw:shadow-offset-y="0.3cm" draw:shadow-color="#808080"/>
      <style:text-properties fo:font-family="'DejaVu Serif'" style:font-style-name="Book" style:font-family-generic="roman" style:font-pitch="variable" style:font-family-asian="'IPA Pゴシック'" style:font-style-name-asian="斜体" style:font-family-generic-asian="swiss" style:font-pitch-asian="variable" style:language-asian="ja" style:country-asian="JP" style:font-style-asian="italic"/>
    </style:style>
    <style:style style:name="Introducing_5f_New_5f_Product-notes" style:display-name="Introducing_New_Product-notes" style:family="presentation">
      <style:graphic-properties draw:stroke="none" draw:fill="none">
        <text:list-style style:name="Introducing_5f_New_5f_Product-notes" style:display-name="Introducing_New_Produ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Mono'" style:font-style-name="Book" style:font-family-generic="modern" style:font-pitch="fixed" fo:font-size="20pt" fo:font-style="normal" fo:text-shadow="none" style:text-underline-style="none" fo:font-weight="normal" style:font-family-asian="'IPA Pゴシック'" style:font-style-name-asian="斜体" style:font-family-generic-asian="swiss" style:font-pitch-asian="variable" style:font-size-asian="20pt" style:language-asian="ja" style:country-asian="JP" style:font-style-asian="italic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ntroducing_5f_New_5f_Product-outline1" style:display-name="Introducing_New_Product-outline1" style:family="presentation">
      <style:graphic-properties draw:stroke="none" draw:fill="none">
        <text:list-style style:name="Introducing_5f_New_5f_Product-outline1" style:display-name="Introducing_New_Produ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24pt" fo:font-style="normal" fo:text-shadow="none" style:text-underline-style="none" fo:font-weight="normal" style:font-family-asian="'IPA Pゴシック'" style:font-style-name-asian="斜体" style:font-family-generic-asian="swiss" style:font-pitch-asian="variable" style:font-size-asian="32pt" style:language-asian="ja" style:country-asian="JP" style:font-style-asian="italic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roducing_5f_New_5f_Product-outline2" style:display-name="Introducing_New_Product-outline2" style:family="presentation" style:parent-style-name="Introducing_5f_New_5f_Produ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ntroducing_5f_New_5f_Product-outline3" style:display-name="Introducing_New_Product-outline3" style:family="presentation" style:parent-style-name="Introducing_5f_New_5f_Produ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ntroducing_5f_New_5f_Product-outline4" style:display-name="Introducing_New_Product-outline4" style:family="presentation" style:parent-style-name="Introducing_5f_New_5f_Produ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ntroducing_5f_New_5f_Product-outline5" style:display-name="Introducing_New_Product-outline5" style:family="presentation" style:parent-style-name="Introducing_5f_New_5f_Produ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6" style:display-name="Introducing_New_Product-outline6" style:family="presentation" style:parent-style-name="Introducing_5f_New_5f_Produ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7" style:display-name="Introducing_New_Product-outline7" style:family="presentation" style:parent-style-name="Introducing_5f_New_5f_Produ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8" style:display-name="Introducing_New_Product-outline8" style:family="presentation" style:parent-style-name="Introducing_5f_New_5f_Produ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outline9" style:display-name="Introducing_New_Product-outline9" style:family="presentation" style:parent-style-name="Introducing_5f_New_5f_Produ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ntroducing_5f_New_5f_Product-subtitle" style:display-name="Introducing_New_Product-subtitle" style:family="presentation">
      <style:graphic-properties draw:stroke="none" draw:fill="none" draw:textarea-vertical-align="middle">
        <text:list-style style:name="Introducing_5f_New_5f_Product-subtitle" style:display-name="Introducing_New_Produ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Mono'" style:font-style-name="Book" style:font-family-generic="modern" style:font-pitch="fixed" fo:font-size="24pt" fo:font-style="normal" fo:text-shadow="none" style:text-underline-style="none" fo:font-weight="normal" style:font-family-asian="IPAゴシック" style:font-style-name-asian="斜体" style:font-family-generic-asian="swiss" style:font-pitch-asian="variable" style:font-size-asian="32pt" style:language-asian="ja" style:country-asian="JP" style:font-style-asian="italic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roducing_5f_New_5f_Product-title" style:display-name="Introducing_New_Product-title" style:family="presentation">
      <style:graphic-properties draw:stroke="none" draw:fill="none" draw:textarea-vertical-align="middle">
        <text:list-style style:name="Introducing_5f_New_5f_Product-title" style:display-name="Introducing_New_Produ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24pt" fo:font-style="normal" fo:text-shadow="none" style:text-underline-style="none" fo:font-weight="normal" style:font-family-asian="IPAゴシック" style:font-style-name-asian="斜体" style:font-family-generic-asian="swiss" style:font-pitch-asian="variable" style:font-size-asian="44pt" style:language-asian="ja" style:country-asian="JP" style:font-style-asian="italic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2.6000003814697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2.6000003814697pt" fo:font-style="italic" fo:text-shadow="none" style:text-underline-style="none" fo:font-weight="bold" style:font-family-asian="HG-MinchoL-Sun" style:font-style-name-asian="Standard" style:font-family-generic-asian="modern" style:font-pitch-asian="fixed" style:font-size-asian="24pt" style:font-size-complex="6.80000019073486pt" fo:hyphenate="tru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Gray_20_Curves" draw:fill-image-width="0cm" draw:fill-image-height="0cm" style:repeat="stretch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ing_5f_New_5f_Product-title">
      <style:graphic-properties draw:fill-color="#ffffff" draw:auto-grow-height="false" fo:min-height="3.507cm"/>
    </style:style>
    <style:style style:name="Mpr2" style:family="presentation" style:parent-style-name="Introducing_5f_New_5f_Product-outline1">
      <style:graphic-properties draw:fill-color="#ffffff" draw:auto-grow-height="false" fo:min-height="13.86cm"/>
    </style:style>
    <style:style style:name="Mpr3" style:family="presentation" style:parent-style-name="Introducing_5f_New_5f_Product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troducing_5f_New_5f_Product-backgroundobjects">
      <style:graphic-properties draw:stroke="none" draw:fill="none" draw:auto-grow-height="false" fo:min-height="1.449cm"/>
    </style:style>
    <style:style style:name="Mpr5" style:family="presentation" style:parent-style-name="Introducing_5f_New_5f_Product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troducing_5f_New_5f_Produ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857cm" svg:height="5.143cm" svg:x="1.561cm" svg:y="2.079cm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Introducing_5f_New_5f_Product" style:display-name="Introducing_New_Product" style:page-layout-name="PM1" draw:style-name="Mdp1">
      <draw:frame presentation:style-name="Mpr1" draw:text-style-name="MP3" draw:layer="backgroundobjects" svg:width="25.199cm" svg:height="3.506cm" svg:x="2.106cm" svg:y="0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2.86cm" svg:height="11.43cm" svg:x="3.175cm" svg:y="5.715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draw:page-thumbnail presentation:style-name="Introducing_5f_New_5f_Product-title" draw:layer="backgroundobjects" svg:width="13.968cm" svg:height="10.476cm" svg:x="3.81cm" svg:y="2.123cm" presentation:class="page"/>
        <draw:frame presentation:style-name="Introducing_5f_New_5f_Produ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6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2.18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165a79a-7059095-e13bb37-fef39a4-9503d18</meta:generator>
    <dc:title>introducing_new_product</dc:title>
    <dc:description>shadamata Presentation Template

Author:
Mridul Khan
mridul.khan@gmail.com
Dhaka, Bangladesh

日本語向けカスタマイズ:
Makoto Takizawa
foral @ openoffice.org
</dc:description>
    <dc:subject>Presentation Template</dc:subject>
    <meta:creation-date>2014-06-10T21:28:50</meta:creation-date>
    <dc:language>en-US</dc:language>
    <meta:editing-cycles>13</meta:editing-cycles>
    <meta:editing-duration>PT52M40S</meta:editing-duration>
    <meta:keyword>テンプレート</meta:keyword>
    <dc:date>2014-06-11T13:17:23</dc:date>
    <meta:document-statistic meta:object-count="54"/>
    <meta:user-defined meta:name="License">LGPL</meta:user-defined>
    <meta:user-defined meta:name="情報 2"/>
    <meta:user-defined meta:name="情報 3"/>
    <meta:user-defined meta:name="情報 4"/>
    <meta:template xlink:type="simple" xlink:actuate="onRequest" xlink:title="introducing_new_product" xlink:href="../../Library/Application%20Support/OpenOffice.org/3/user/template/プレゼンテーション背景/introducing_new_product.otp"/>
  </office:meta>
</office:document-meta>
</file>